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chnyderS demi" svg:font-family="'SchnyderS demi', Garamond, serif"/>
  </office:font-face-decls>
  <office:automatic-styles>
    <style:style style:name="P1" style:family="paragraph" style:parent-style-name="Heading_20_1">
      <style:paragraph-properties fo:text-align="center" style:justify-single-word="false"/>
      <style:text-properties fo:font-variant="normal" fo:text-transform="none" fo:color="#333333" loext:opacity="100%" style:font-name="SchnyderS demi" fo:font-size="36pt" fo:letter-spacing="normal" fo:font-style="normal" fo:font-weight="normal" officeooo:paragraph-rsid="001448b0"/>
    </style:style>
    <style:style style:name="P2" style:family="paragraph" style:parent-style-name="Text_20_body">
      <style:text-properties fo:font-style="italic" fo:font-weight="bold" officeooo:paragraph-rsid="001448b0" style:font-style-asian="italic" style:font-weight-asian="bold" style:font-style-complex="italic" style:font-weight-complex="bold"/>
    </style:style>
    <style:style style:name="T1" style:family="text">
      <style:text-properties officeooo:rsid="001448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ing In The Digital Age</text:h>
      <text:p text:style-name="P2"><text:span text:style-name="T1">By Kristy Wallace </text:span></text:p>
      <text:p text:style-name="Text_20_body">Before the advent of the internet, the most influential connections we made were based on proximity. Our networks tended to be comprised of people like us: similar industries, regions, and career stages. Networking was tied to in-person relationship building.</text:p>
      <text:p text:style-name="Text_20_body">Over the past twenty years, with the rise of digital media, our networks have grown exponentially. We can connect with anyone around the world, across different industries and roles. While this diversity strengthens professional growth, fostering meaningful relationships in a digital space remains challenging. We can connect on LinkedIn, but what does that mean? How do we nurture true connections?</text:p>
      <text:p text:style-name="Text_20_body">As someone with a broad network, I often ask: <text:span text:style-name="Emphasis">How do I best engage with my connections? How do I keep relationships strong in a fast-paced world?</text:span> At Ellevate, these questions have shaped how we approach networking and the programs we create.</text:p>
      <text:p text:style-name="Text_20_body">This desire to build authentic, living networks influenced the creation of our <text:span text:style-name="Strong_20_Emphasis">Ellevate Squads program</text:span>. We studied how women naturally connect and support each other professionally. We found that strong networks share one thing in common: <text:span text:style-name="Strong_20_Emphasis">consistent and regular meetings</text:span> to lend support, discuss careers, and foster genuine relationships.</text:p>
      <text:p text:style-name="Text_20_body">In today’s digital world, time is a major barrier to networking. We all have careers, commutes, families, and responsibilities. Attending frequent in-person events is difficult. With <text:span text:style-name="Strong_20_Emphasis">Ellevate Squads</text:span>, we match small groups of women at similar career stages but with diverse backgrounds. They meet once a week via video chat—no travel time required, and flexible scheduling ensures engagement.</text:p>
      <text:p text:style-name="Text_20_body">This twelve-week program has been transformational. Participants dedicate just <text:span text:style-name="Strong_20_Emphasis">30 minutes a week</text:span> to connect with peers, discuss career challenges, and offer support. Many groups continue meeting beyond the program, even traveling to see each other in person. <text:span text:style-name="Strong_20_Emphasis">70%</text:span> of participants feel more positive about their careers, and <text:span text:style-name="Strong_20_Emphasis">73%</text:span> report exposure to new ideas they wouldn’t have encountered otherwise.</text:p>
      <text:p text:style-name="Text_20_body">Building meaningful relationships in a digital space is challenging. It’s easy to find people online, but harder to form authentic, lasting connections. At Ellevate, we believe in combining <text:span text:style-name="Strong_20_Emphasis">technology and community</text:span> to bridge this gap. When we expand our networks, increase opportunities, and embrace diversity, we see more women advancing in their careers. We witness it every day at Ellevate—it’s time for the rest of the world to see it to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chnyderS demi" svg:font-family="'SchnyderS demi', Garamond,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3T09:34:52.461000000</meta:creation-date>
    <dc:date>2025-03-13T09:36:31.381000000</dc:date>
    <meta:editing-duration>PT1M39S</meta:editing-duration>
    <meta:editing-cycles>1</meta:editing-cycles>
    <meta:document-statistic meta:table-count="0" meta:image-count="0" meta:object-count="0" meta:page-count="1" meta:paragraph-count="9" meta:word-count="388" meta:character-count="2516" meta:non-whitespace-character-count="2138"/>
    <meta:generator>LibreOffice/24.8.5.2$Windows_X86_64 LibreOffice_project/fddf2685c70b461e7832239a0162a77216259f22</meta:generator>
  </office:meta>
</office:document-meta>
</file>